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560000004BF93716E85D41B751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0.218cm" fo:min-width="1.406cm"/>
    </style:style>
    <style:style style:name="gr2" style:family="graphic" style:parent-style-name="standard">
      <style:graphic-properties draw:stroke="solid" svg:stroke-color="#0066cc" draw:fill="solid" draw:fill-color="#0066cc" draw:textarea-horizontal-align="justify" draw:textarea-vertical-align="middle" draw:auto-grow-height="false" fo:min-height="2.772cm" fo:min-width="4.394cm"/>
    </style:style>
    <style:style style:name="gr3" style:family="graphic" style:parent-style-name="standard">
      <style:graphic-properties svg:stroke-color="#0066cc" draw:fill="solid" draw:fill-color="#0066cc" draw:textarea-horizontal-align="justify" draw:textarea-vertical-align="middle" draw:auto-grow-height="false" fo:min-height="1.406cm" fo:min-width="1.156cm"/>
    </style:style>
    <style:style style:name="gr4" style:family="graphic" style:parent-style-name="objectwithoutfill">
      <style:graphic-properties svg:stroke-width="0.051cm" svg:stroke-color="#ff6309" draw:marker-start-width="0.2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1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218cm" fo:min-width="1.406cm"/>
    </style:style>
    <style:style style:name="gr7" style:family="graphic" style:parent-style-name="standard">
      <style:graphic-properties OOoLatexArgs="28§display§A\mathbf{v} = \lambda \mathbf{v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1cm" svg:stroke-color="#3deb3d" draw:marker-start-width="0.276cm" draw:marker-end="Arrow" draw:marker-end-width="0.279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5.661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0066cc"/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33cc66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78cm" svg:height="0.936cm" svg:x="6.372cm" svg:y="3.7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6.92cm" svg:height="4.274cm" draw:transform="rotate (0.561821486216975) translate (9.244cm 3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34cm" svg:height="2.34cm" svg:x="1.813cm" svg:y="3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3.251cm" svg:y1="4.062cm" svg:x2="14.208cm" svg:y2="3.267cm">
          <text:p/>
        </draw:line>
        <draw:line draw:style-name="gr4" draw:text-style-name="P3" draw:layer="layout" svg:x1="2.956cm" svg:y1="4.509cm" svg:x2="3.919cm" svg:y2="3.681cm">
          <text:p/>
        </draw:line>
        <draw:frame draw:style-name="gr5" draw:text-style-name="P4" draw:layer="layout" svg:width="4.414cm" svg:height="1.267cm" svg:x="16.267cm" svg:y="1.334cm">
          <draw:text-box>
            <text:p>autovetor<text:span text:style-name="T1">es</text:span></text:p>
          </draw:text-box>
        </draw:frame>
        <draw:custom-shape draw:style-name="gr6" draw:text-style-name="P5" draw:layer="layout" svg:width="2.178cm" svg:height="0.936cm" svg:x="6.352cm" svg:y="3.6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4.049cm" svg:height="0.885cm" svg:x="5.315cm" svg:y="4.826cm">
          <draw:image xlink:href="Pictures/10000201000001560000004BF93716E85D41B751.png" xlink:type="simple" xlink:show="embed" xlink:actuate="onLoad">
            <text:p/>
          </draw:image>
        </draw:frame>
        <draw:line draw:style-name="gr8" draw:text-style-name="P3" draw:layer="layout" svg:x1="2.957cm" svg:y1="4.51cm" svg:x2="2.083cm" svg:y2="3.594cm">
          <text:p/>
        </draw:line>
        <draw:line draw:style-name="gr8" draw:text-style-name="P3" draw:layer="layout" svg:x1="13.276cm" svg:y1="4.05cm" svg:x2="12.522cm" svg:y2="3.226cm">
          <text:p/>
        </draw:line>
        <draw:frame draw:style-name="gr9" draw:text-style-name="P4" draw:layer="layout" svg:width="16.161cm" svg:height="1.267cm" svg:x="1.762cm" svg:y="6.591cm">
          <draw:text-box>
            <text:p>Nessa base, <text:span text:style-name="T2">A</text:span> fica diagonal → diagonalizaçã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03:58:22.973209487</meta:creation-date>
    <dc:date>2018-08-31T03:59:00.008641782</dc:date>
    <meta:editing-duration>PT39S</meta:editing-duration>
    <meta:editing-cycles>1</meta:editing-cycles>
    <meta:document-statistic meta:object-count="11"/>
    <meta:generator>LibreOffice/5.3.0.3$MacOSX_X86_64 LibreOffice_project/7074905676c47b82bbcfbea1aeefc84afe1c50e1</meta:generator>
  </office:meta>
</office:document-meta>
</file>